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lbany" svg:font-family="Albany, 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91cm"/>
        </style:tab-stops>
      </style:paragraph-properties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start"/>
      <style:text-properties style:text-line-through-style="none" style:font-name="Arial1" fo:font-size="11pt" fo:font-style="normal" style:text-underline-style="none" fo:font-weight="normal"/>
    </style:style>
    <style:style style:name="gr1" style:family="graphic">
      <style:graphic-properties fo:background-color="#ffff99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99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 style:data-style-name="C8001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number-style style:name="C8001" number:language="en" number:country="GB">
      <number:number number:decimal-places="0" number:min-integer-digits="1"/>
    </number:number-style>
  </office:automatic-styles>
  <office:body>
    <office:text>
      <office:forms form:automatic-focus="tru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irstName" form:control-implementation="ooo:com.sun.star.form.component.TextField" xml:id="control1" form:id="control1" form:tab-index="1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rst name"/>
              <form:property form:property-name="ObjIDinMSO" office:value-type="float" office:value=""/>
            </form:properties>
          </form:text>
          <form:text form:name="lastName" form:control-implementation="ooo:com.sun.star.form.component.TextField" xml:id="control2" form:id="control2" form:tab-index="2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Last name"/>
              <form:property form:property-name="ObjIDinMSO" office:value-type="float" office:value=""/>
            </form:properties>
          </form:text>
          <form:combobox form:name="country" form:control-implementation="ooo:com.sun.star.form.component.ComboBox" xml:id="control3" form:id="control3" form:dropdown="true" form:size="20" form:tab-index="8" form:max-length="40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Use selection or write country name"/>
              <form:property form:property-name="MouseWheelBehavior" office:value-type="float" office:value="0"/>
              <form:property form:property-name="ObjIDinMSO" office:value-type="float" office:value=""/>
            </form:properties>
            <form:item form:label="Austria"/>
            <form:item form:label="Belgium"/>
            <form:item form:label="Britain"/>
            <form:item form:label="Bulgaria"/>
            <form:item form:label="Croatia"/>
            <form:item form:label="Cyprus"/>
            <form:item form:label="Czech-Republic"/>
            <form:item form:label="Denmark"/>
            <form:item form:label="Estonia"/>
            <form:item form:label="Finland"/>
            <form:item form:label="France"/>
            <form:item form:label="Germany"/>
            <form:item form:label="Greece"/>
            <form:item form:label="Hungary"/>
            <form:item form:label="Ireland"/>
            <form:item form:label="Italy"/>
            <form:item form:label="Latvia"/>
            <form:item form:label="Lithuania"/>
            <form:item form:label="Luxembourg"/>
            <form:item form:label="Malta"/>
            <form:item form:label="Netherlands"/>
            <form:item form:label="Poland"/>
            <form:item form:label="Portugal"/>
            <form:item form:label="Romania"/>
            <form:item form:label="Slovakia"/>
            <form:item form:label="Slovenia"/>
            <form:item form:label="Spain"/>
            <form:item form:label="Sweden"/>
          </form:combobox>
          <form:formatted-text form:name="yearsOfExperience" form:control-implementation="ooo:com.sun.star.form.component.FormattedField" xml:id="control4" form:id="control4" form:tab-index="10" form:max-length="-1" form:current-value="5" form:value="5" form:convert-empty-to-null="true" form:min-value="0" form:max-value="45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HelpText" office:value-type="string" office:string-value="Value from 40 to 250 cm"/>
              <form:property form:property-name="MouseWheelBehavior" office:value-type="float" office:value="0"/>
              <form:property form:property-name="ObjIDinMSO" office:value-type="float" office:value=""/>
              <form:property form:property-name="Text" office:value-type="string" office:string-value="5"/>
            </form:properties>
          </form:formatted-text>
          <form:checkbox form:name="typeScript" form:control-implementation="ooo:com.sun.star.form.component.CheckBox" xml:id="control5" form:id="control5" form:label="TypeScript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javaScript" form:control-implementation="ooo:com.sun.star.form.component.CheckBox" xml:id="control6" form:id="control6" form:label="JavaScript" form:tab-index="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java" form:control-implementation="ooo:com.sun.star.form.component.CheckBox" xml:id="control7" form:id="control7" form:label="Java" form:tab-index="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Sharp" form:control-implementation="ooo:com.sun.star.form.component.CheckBox" xml:id="control8" form:id="control8" form:label="C#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listbox form:name="jobDescription" form:control-implementation="ooo:com.sun.star.form.component.ListBox" xml:id="control9" form:id="control9" form:dropdown="true" form:size="20" form:tab-index="9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t from list"/>
              <form:property form:property-name="MouseWheelBehavior" office:value-type="float" office:value="0"/>
              <form:property form:property-name="ObjIDinMSO" office:value-type="float" office:value=""/>
            </form:properties>
            <form:option form:label="UX Designer" form:value="UX Designer, Frontend programmer" form:current-selected="true" form:selected="true"/>
            <form:option form:label="Frontend developer"/>
            <form:option form:label="Backend developer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DF Form Example</text:p>
      <text:p text:style-name="Standard"/>
      <text:p text:style-name="Standard">Starting with version 5.0.0, ngx-extended-pdf-viewer supports forms in PDF files.</text:p>
      <text:p text:style-name="Standard"/>
      <text:p text:style-name="Standard">Please fill out the following fields. Important fields are marked yellow.</text:p>
      <text:p text:style-name="Standard"/>
      <text:p text:style-name="Standard"/>
      <text:p text:style-name="P1">First name:<text:tab/><text:tab/><text:tab/><draw:control text:anchor-type="as-char" draw:z-index="0" draw:name="firstName" draw:style-name="gr1" draw:text-style-name="P3" svg:width="5.478cm" svg:height="0.701cm" draw:control="control1"/></text:p>
      <text:p text:style-name="Standard"/>
      <text:p text:style-name="Standard">Last name:<text:tab/><text:tab/><draw:control text:anchor-type="as-char" draw:z-index="1" draw:style-name="gr2" draw:text-style-name="P3" svg:width="5.478cm" svg:height="0.701cm" draw:control="control2"/></text:p>
      <text:p text:style-name="Standard"/>
      <text:p text:style-name="Standard">Country:<text:tab/><text:tab/><draw:control text:anchor-type="as-char" draw:z-index="2" draw:style-name="gr3" draw:text-style-name="P3" svg:width="5.476cm" svg:height="0.701cm" draw:control="control3"/></text:p>
      <text:p text:style-name="Standard"/>
      <text:p text:style-name="Standard">Job description:<text:tab/><draw:control text:anchor-type="as-char" draw:z-index="8" draw:style-name="gr3" draw:text-style-name="P3" svg:width="5.486cm" svg:height="0.712cm" draw:control="control9"/></text:p>
      <text:p text:style-name="Standard"/>
      <text:p text:style-name="Standard">Years of job experience:<text:tab/><draw:control text:anchor-type="as-char" draw:z-index="3" draw:style-name="gr4" draw:text-style-name="P3" svg:width="1.615cm" svg:height="0.701cm" draw:control="control4"/></text:p>
      <text:p text:style-name="Standard"/>
      <text:p text:style-name="Standard">My favorite programming language:</text:p>
      <text:p text:style-name="Standard"><draw:control text:anchor-type="paragraph" draw:z-index="4" draw:style-name="gr5" draw:text-style-name="P3" svg:width="3.208cm" svg:height="0.701cm" svg:x="0cm" svg:y="0cm" draw:control="control5"/> <text:s/><draw:control text:anchor-type="as-char" draw:z-index="5" draw:style-name="gr6" draw:text-style-name="P3" svg:width="3.208cm" svg:height="0.701cm" draw:control="control6"/> <text:s/><draw:control text:anchor-type="as-char" draw:z-index="6" draw:style-name="gr6" draw:text-style-name="P3" svg:width="3.208cm" svg:height="0.701cm" draw:control="control7"/> <text:s/><draw:control text:anchor-type="as-char" draw:z-index="7" draw:style-name="gr6" draw:text-style-name="P3" svg:width="3.208cm" svg:height="0.701cm" draw:control="control8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lbany" svg:font-family="Albany, Arial"/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4-23T20:15:20.85</meta:creation-date>
    <dc:date>2020-10-17T23:09:21</dc:date>
    <meta:editing-duration>PT19H54M35S</meta:editing-duration>
    <meta:editing-cycles>32</meta:editing-cycles>
    <meta:generator>OpenOffice/4.1.7$Unix OpenOffice.org_project/417m1$Build-9800</meta:generator>
    <meta:keyword>PDF Form</meta:keyword>
    <dc:title>PDF Form Example</dc:title>
    <meta:document-statistic meta:table-count="0" meta:image-count="0" meta:object-count="0" meta:page-count="1" meta:paragraph-count="10" meta:word-count="39" meta:character-count="295"/>
  </office:meta>
</office:document-meta>
</file>